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36in" style:page-number="auto" fo:break-before="auto" fo:break-after="auto" table:align="left" style:shadow="none" fo:keep-with-next="auto" style:may-break-between-rows="true" table:border-model="collapsing"/>
    </style:style>
    <style:style style:name="Table1.A" style:family="table-column">
      <style:table-column-properties style:column-width="1.125in"/>
    </style:style>
    <style:style style:name="Table1.B" style:family="table-column">
      <style:table-column-properties style:column-width="2.875in"/>
    </style:style>
    <style:style style:name="Table1.C" style:family="table-column">
      <style:table-column-properties style:column-width="2.9236in"/>
    </style:style>
    <style:style style:name="Table1.1" style:family="table-row">
      <style:table-row-properties fo:keep-together="auto"/>
    </style:style>
    <style:style style:name="Table1.A1" style:family="table-cell">
      <style:table-cell-properties fo:background-color="#ce181e" fo:padding="0in" fo:border-left="0.75pt solid #ce181e" fo:border-right="none" fo:border-top="0.75pt solid #ce181e" fo:border-bottom="0.75pt solid #ce181e" style:writing-mode="page">
        <style:background-image/>
      </style:table-cell-properties>
    </style:style>
    <style:style style:name="Table1.C1" style:family="table-cell">
      <style:table-cell-properties fo:background-color="#ce181e" fo:padding="0in" fo:border="0.75pt solid #ce181e" style:writing-mode="page">
        <style:background-image/>
      </style:table-cell-properties>
    </style:style>
    <style:style style:name="Table1.A2" style:family="table-cell">
      <style:table-cell-properties fo:background-color="transparent" fo:padding="0in" fo:border-left="0.75pt solid #ce181e" fo:border-right="none" fo:border-top="none" fo:border-bottom="0.75pt solid #ce181e" style:writing-mode="page">
        <style:background-image/>
      </style:table-cell-properties>
    </style:style>
    <style:style style:name="Table1.B2" style:family="table-cell">
      <style:table-cell-properties fo:background-color="transparent" fo:padding="0in" fo:border-left="0.75pt solid #ce181e" fo:border-right="none" fo:border-top="none" fo:border-bottom="0.75pt solid #ce181e" style:writing-mode="page">
        <style:background-image/>
      </style:table-cell-properties>
    </style:style>
    <style:style style:name="Table1.C2" style:family="table-cell">
      <style:table-cell-properties fo:background-color="transparent" fo:padding="0in" fo:border-left="0.75pt solid #ce181e" fo:border-right="0.75pt solid #ce181e" fo:border-top="none" fo:border-bottom="0.75pt solid #ce181e" style:writing-mode="page">
        <style:background-image/>
      </style:table-cell-properties>
    </style:style>
    <style:style style:name="Table1.A3" style:family="table-cell">
      <style:table-cell-properties fo:background-color="#dddddd" fo:padding="0in" fo:border-left="0.75pt solid #ce181e" fo:border-right="none" fo:border-top="none" fo:border-bottom="0.75pt solid #ce181e" style:writing-mode="page">
        <style:background-image/>
      </style:table-cell-properties>
    </style:style>
    <style:style style:name="Table1.B3" style:family="table-cell">
      <style:table-cell-properties fo:background-color="#dddddd" fo:padding="0in" fo:border-left="0.75pt solid #ce181e" fo:border-right="none" fo:border-top="none" fo:border-bottom="0.75pt solid #ce181e" style:writing-mode="page">
        <style:background-image/>
      </style:table-cell-properties>
    </style:style>
    <style:style style:name="Table1.C3" style:family="table-cell">
      <style:table-cell-properties fo:background-color="#dddddd" fo:padding="0in" fo:border-left="0.75pt solid #ce181e" fo:border-right="0.75pt solid #ce181e" fo:border-top="none" fo:border-bottom="0.75pt solid #ce181e" style:writing-mode="page">
        <style:background-image/>
      </style:table-cell-properties>
    </style:style>
    <style:style style:name="Table1.B4" style:family="table-cell">
      <style:table-cell-properties fo:background-color="transparent" fo:padding="0in" fo:border-left="0.75pt solid #ce181e" fo:border-right="none" fo:border-top="none" fo:border-bottom="0.75pt solid #ce181e" style:writing-mode="page">
        <style:background-image/>
      </style:table-cell-properties>
    </style:style>
    <style:style style:name="Table1.C4" style:family="table-cell">
      <style:table-cell-properties fo:background-color="transparent" fo:padding="0in" fo:border-left="0.75pt solid #ce181e" fo:border-right="0.75pt solid #ce181e" fo:border-top="none" fo:border-bottom="0.75pt solid #ce181e" style:writing-mode="page">
        <style:background-image/>
      </style:table-cell-properties>
    </style:style>
    <style:style style:name="Table1.B5" style:family="table-cell">
      <style:table-cell-properties fo:background-color="#dddddd" fo:padding="0in" fo:border-left="0.75pt solid #ce181e" fo:border-right="none" fo:border-top="none" fo:border-bottom="0.75pt solid #ce181e" style:writing-mode="page">
        <style:background-image/>
      </style:table-cell-properties>
    </style:style>
    <style:style style:name="Table1.C5" style:family="table-cell">
      <style:table-cell-properties fo:background-color="#dddddd" fo:padding="0in" fo:border-left="0.75pt solid #ce181e" fo:border-right="0.75pt solid #ce181e" fo:border-top="none" fo:border-bottom="0.75pt solid #ce181e" style:writing-mode="page">
        <style:background-image/>
      </style:table-cell-properties>
    </style:style>
    <style:style style:name="Table1.B6" style:family="table-cell">
      <style:table-cell-properties fo:background-color="transparent" fo:padding="0in" fo:border-left="0.75pt solid #ce181e" fo:border-right="none" fo:border-top="none" fo:border-bottom="0.75pt solid #ce181e" style:writing-mode="page">
        <style:background-image/>
      </style:table-cell-properties>
    </style:style>
    <style:style style:name="Table1.C6" style:family="table-cell">
      <style:table-cell-properties fo:background-color="transparent" fo:padding="0in" fo:border-left="0.75pt solid #ce181e" fo:border-right="0.75pt solid #ce181e" fo:border-top="none" fo:border-bottom="0.75pt solid #ce181e" style:writing-mode="page">
        <style:background-image/>
      </style:table-cell-properties>
    </style:style>
    <style:style style:name="Table1.B7" style:family="table-cell">
      <style:table-cell-properties fo:background-color="#dddddd" fo:padding="0in" fo:border-left="0.75pt solid #ce181e" fo:border-right="none" fo:border-top="none" fo:border-bottom="0.75pt solid #ce181e" style:writing-mode="page">
        <style:background-image/>
      </style:table-cell-properties>
    </style:style>
    <style:style style:name="Table1.C7" style:family="table-cell">
      <style:table-cell-properties fo:background-color="#dddddd" fo:padding="0in" fo:border-left="0.75pt solid #ce181e" fo:border-right="0.75pt solid #ce181e" fo:border-top="none" fo:border-bottom="0.75pt solid #ce181e" style:writing-mode="page">
        <style:background-image/>
      </style:table-cell-properties>
    </style:style>
    <style:style style:name="Table1.B8" style:family="table-cell">
      <style:table-cell-properties fo:background-color="transparent" fo:padding="0in" fo:border-left="0.75pt solid #ce181e" fo:border-right="none" fo:border-top="none" fo:border-bottom="0.75pt solid #ce181e" style:writing-mode="page">
        <style:background-image/>
      </style:table-cell-properties>
    </style:style>
    <style:style style:name="Table1.C8" style:family="table-cell">
      <style:table-cell-properties fo:background-color="transparent" fo:padding="0in" fo:border-left="0.75pt solid #ce181e" fo:border-right="0.75pt solid #ce181e" fo:border-top="none" fo:border-bottom="0.75pt solid #ce181e" style:writing-mode="page">
        <style:background-image/>
      </style:table-cell-properties>
    </style:style>
    <style:style style:name="Table1.A9"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9" style:family="table-cell" style:data-style-name="N0">
      <style:table-cell-properties fo:background-color="#fcd3c1" fo:padding="0in" fo:border-left="0.75pt solid #ce181e" fo:border-right="none" fo:border-top="none" fo:border-bottom="0.75pt solid #ce181e" style:writing-mode="page">
        <style:background-image/>
      </style:table-cell-properties>
    </style:style>
    <style:style style:name="Table1.C9" style:family="table-cell" style:data-style-name="N0">
      <style:table-cell-properties fo:background-color="#fcd3c1" fo:padding="0in" fo:border-left="0.75pt solid #ce181e" fo:border-right="0.75pt solid #ce181e" fo:border-top="none" fo:border-bottom="0.75pt solid #ce181e" style:writing-mode="page">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625af" officeooo:paragraph-rsid="000625af"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0625a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625af" officeooo:paragraph-rsid="000625af"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7716e" officeooo:paragraph-rsid="0007716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emplate-name="Box List Red">
        <table:table-column table:style-name="Table1.A"/>
        <table:table-column table:style-name="Table1.B"/>
        <table:table-column table:style-name="Table1.C"/>
        <table:table-row table:style-name="Table1.1">
          <table:table-cell table:style-name="Table1.A1" office:value-type="string">
            <text:p text:style-name="P1">Base</text:p>
          </table:table-cell>
          <table:table-cell table:style-name="Table1.A1" office:value-type="string">
            <text:p text:style-name="P1">Race </text:p>
          </table:table-cell>
          <table:table-cell table:style-name="Table1.C1" office:value-type="string">
            <text:p text:style-name="P1">Ethnicity</text:p>
          </table:table-cell>
        </table:table-row>
        <table:table-row>
          <table:table-cell table:style-name="Table1.A2" office:value-type="string">
            <text:p text:style-name="P4">Definition</text:p>
          </table:table-cell>
          <table:table-cell table:style-name="Table1.B2" office:value-type="string">
            <text:p text:style-name="P2">A race is a social grouping of people who have similar physical or social characteristics that are generally considered by society as forming a distinct group.</text:p>
          </table:table-cell>
          <table:table-cell table:style-name="Table1.C2" office:value-type="string">
            <text:p text:style-name="P2">Ethnicity is similar in concept to race but while races have often been distinguished on the basis of physical characteristics, especially skin color, ethnic distinctions generally focus on such cultural characterstics as language, history, religion, and customs.</text:p>
          </table:table-cell>
        </table:table-row>
        <table:table-row>
          <table:table-cell table:style-name="Table1.A3" office:value-type="string">
            <text:p text:style-name="P4">Origin of Word</text:p>
          </table:table-cell>
          <table:table-cell table:style-name="Table1.B3" office:value-type="string">
            <text:p text:style-name="P2">The word race emerged in the 16th century in English from the Italian razza and the French race.</text:p>
            <text:p text:style-name="P2"/>
          </table:table-cell>
          <table:table-cell table:style-name="Table1.C3" office:value-type="string">
            <text:p text:style-name="P3">Ethnicity derives from ethnikos, the Greek word for heathen. ‘It was widely used</text:p>
            <text:p text:style-name="P3">in the senses of heathen, pagan or Gentile.</text:p>
          </table:table-cell>
        </table:table-row>
        <table:table-row>
          <table:table-cell table:style-name="Table1.A2" office:value-type="string">
            <text:p text:style-name="P4">Immutable?</text:p>
          </table:table-cell>
          <table:table-cell table:style-name="Table1.B4" office:value-type="string">
            <text:p text:style-name="P2">Race is however more likely to be seen as immutable than is ethnicity.</text:p>
          </table:table-cell>
          <table:table-cell table:style-name="Table1.C4" office:value-type="string">
            <text:p text:style-name="P2">Ethnicity is seen as mutable as its concept has been chaning over time.</text:p>
          </table:table-cell>
        </table:table-row>
        <table:table-row>
          <table:table-cell table:style-name="Table1.A3" office:value-type="string">
            <text:p text:style-name="P4">Ascription?</text:p>
          </table:table-cell>
          <table:table-cell table:style-name="Table1.B5" office:value-type="string">
            <text:p text:style-name="P2">The notion of 'race' involves a stronger suggestion of ascription.</text:p>
          </table:table-cell>
          <table:table-cell table:style-name="Table1.C5" office:value-type="string">
            <text:p text:style-name="P2">The notion of 'ethnicity' doesn't involves a stronger suggestion of ascription.</text:p>
          </table:table-cell>
        </table:table-row>
        <table:table-row>
          <table:table-cell table:style-name="Table1.A2" office:value-type="string">
            <text:p text:style-name="P4">Distinguishing Factor</text:p>
          </table:table-cell>
          <table:table-cell table:style-name="Table1.B6" office:value-type="string">
            <text:p text:style-name="P2">Races are assumed to be distinguished by skin color, facial type, etc. However, the scientific basis of racial distinctions is very weak. Scientific studies show that racial genetic differences are weak except in skin color.</text:p>
          </table:table-cell>
          <table:table-cell table:style-name="Table1.C6" office:value-type="string">
            <text:p text:style-name="P2">Ethnic groups distinguish themselves differently from one time period to another. They typically seek to define themselves but also are defined by the stereotypes of dominant groups.</text:p>
          </table:table-cell>
        </table:table-row>
        <table:table-row>
          <table:table-cell table:style-name="Table1.A3" office:value-type="string">
            <text:p text:style-name="P5">Membership</text:p>
          </table:table-cell>
          <table:table-cell table:style-name="Table1.B7" office:value-type="string">
            <text:p text:style-name="P5">Member of One Race Cannot join Another Race.</text:p>
          </table:table-cell>
          <table:table-cell table:style-name="Table1.C7" office:value-type="string">
            <text:p text:style-name="P5">Member of one ethnicity can choose other ethnic group.</text:p>
          </table:table-cell>
        </table:table-row>
        <table:table-row>
          <table:table-cell table:style-name="Table1.A2" office:value-type="string">
            <text:p text:style-name="P5">Subcategories</text:p>
          </table:table-cell>
          <table:table-cell table:style-name="Table1.B8" office:value-type="string">
            <text:p text:style-name="P5">Race no longer have subcategories</text:p>
          </table:table-cell>
          <table:table-cell table:style-name="Table1.C8" office:value-type="string">
            <text:p text:style-name="P2">Ethnicity has subcategories </text:p>
          </table:table-cell>
        </table:table-row>
        <table:table-row>
          <table:table-cell table:style-name="Table1.A9" office:value-type="string">
            <text:p text:style-name="P6"/>
          </table:table-cell>
          <table:table-cell table:style-name="Table1.B9">
            <text:p text:style-name="P6"/>
          </table:table-cell>
          <table:table-cell table:style-name="Table1.C9">
            <text:p text:style-name="P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ox_20_List_20_Red.1" style:display-name="Box List Red.1" style:family="table-cell">
      <style:table-cell-properties fo:background-color="#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2" style:display-name="Box List Red.2" style:family="table-cell">
      <style:table-cell-properties fo:background-color="#fcd3c1" fo:border-bottom="0.74pt solid #ce181e"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3" style:display-name="Box List Red.3" style:family="table-cell">
      <style:table-cell-properties fo:border-left="0.74pt solid #ce181e"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4" style:display-name="Box List Red.4" style:family="table-cell">
      <style:table-cell-properties fo:border-right="0.74pt solid #ce181e"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5" style:display-name="Box List Red.5"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6" style:display-name="Box List Red.6" style:family="table-cell">
      <style:table-cell-properties fo:background-color="#dddddd" fo:border-left="0.74pt solid #ce181e"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7" style:display-name="Box List Red.7"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8" style:display-name="Box List Red.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9" style:display-name="Box List Red.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0" style:display-name="Box List Red.10" style:family="table-cell">
      <style:table-cell-properties fo:background-color="#dddddd" fo:border-right="0.74pt solid #ce181e"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1" style:display-name="Box List Red.11" style:family="table-cell">
      <style:table-cell-properties fo:background-color="#ce181e" fo:border-left="0.74pt solid #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2" style:display-name="Box List Red.12" style:family="table-cell">
      <style:table-cell-properties fo:background-color="#ce181e" fo:border-right="0.74pt solid #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3" style:display-name="Box List Red.13" style:family="table-cell">
      <style:table-cell-properties fo:background-color="#fcd3c1" fo:border-left="0.74pt solid #ce181e" fo:border-bottom="0.74pt solid #ce181e"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4" style:display-name="Box List Red.14" style:family="table-cell">
      <style:table-cell-properties fo:background-color="#fcd3c1" fo:border-right="0.74pt solid #ce181e" fo:border-bottom="0.74pt solid #ce181e"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5" style:display-name="Box List Red.15" style:family="table-cell">
      <style:table-cell-properties fo:background-color="#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6" style:display-name="Box List Red.16" style:family="table-cell">
      <style:table-cell-properties fo:background-color="#fcd3c1" fo:border-bottom="0.74pt solid #ce181e"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22:03:55.489000000</meta:creation-date>
    <dc:date>2019-05-19T00:09:24.520000000</dc:date>
    <meta:editing-duration>PT4M28S</meta:editing-duration>
    <meta:editing-cycles>1</meta:editing-cycles>
    <meta:document-statistic meta:table-count="1" meta:image-count="0" meta:object-count="0" meta:page-count="1" meta:paragraph-count="25" meta:word-count="249" meta:character-count="1599" meta:non-whitespace-character-count="1373"/>
    <meta:generator>LibreOffice/6.2.2.2$Windows_X86_64 LibreOffice_project/2b840030fec2aae0fd2658d8d4f9548af4e3518d</meta:generator>
  </office:meta>
</office:document-meta>
</file>